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986E8BEE9C2075E.png" manifest:media-type="image/png"/>
  <manifest:file-entry manifest:full-path="Pictures/1000000000000008000000084D449084800319E6.png" manifest:media-type="image/png"/>
  <manifest:file-entry manifest:full-path="Pictures/100000000000000800000008C437A071753B1686.png" manifest:media-type="image/png"/>
  <manifest:file-entry manifest:full-path="Pictures/10000000000000080000000870A5896FEE54FD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729fcf" draw:fill-image-name="Bitmap_20_4" style:repeat="repeat" draw:textarea-horizontal-align="justify" draw:textarea-vertical-align="middle" draw:auto-grow-height="false" fo:min-height="2.35cm" fo:min-width="4.3cm"/>
      <style:paragraph-properties style:writing-mode="lr-tb"/>
    </style:style>
    <style:style style:name="gr2" style:family="graphic" style:parent-style-name="standard">
      <style:graphic-properties svg:stroke-color="#00a933" draw:fill="bitmap" draw:fill-image-name="Bitmap_20_3" style:repeat="repeat" draw:textarea-horizontal-align="justify" draw:textarea-vertical-align="middle" draw:auto-grow-height="false" fo:min-height="2.55cm" fo:min-width="4.3cm"/>
      <style:paragraph-properties style:writing-mode="lr-tb"/>
    </style:style>
    <style:style style:name="gr3" style:family="graphic" style:parent-style-name="standard">
      <style:graphic-properties svg:stroke-color="#00a933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2.886cm"/>
      <style:paragraph-properties style:writing-mode="lr-tb"/>
    </style:style>
    <style:style style:name="gr5" style:family="graphic" style:parent-style-name="standard">
      <style:graphic-properties svg:stroke-color="#1e6a39" draw:textarea-horizontal-align="justify" draw:textarea-vertical-align="middle" draw:auto-grow-height="false" fo:min-height="1.306cm" fo:min-width="4.874cm"/>
      <style:paragraph-properties style:writing-mode="lr-tb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2.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2a6099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Dot" svg:stroke-color="#2a6099" draw:fill="solid" draw:fill-color="#ffffff" fo:min-height="1.424cm"/>
      <style:paragraph-properties style:writing-mode="lr-tb"/>
    </style:style>
    <style:style style:name="gr10" style:family="graphic" style:parent-style-name="standard">
      <style:graphic-properties draw:stroke="solid" draw:stroke-dash="Dot" svg:stroke-color="#2a6099" draw:fill="solid" draw:fill-color="#ffffff" fo:min-height="1.224cm"/>
      <style:paragraph-properties style:writing-mode="lr-tb"/>
    </style:style>
    <style:style style:name="gr11" style:family="graphic" style:parent-style-name="standard">
      <style:graphic-properties draw:stroke="solid" draw:stroke-dash="Dot" svg:stroke-color="#2a6099" draw:fill="solid" draw:fill-color="#ffffff" fo:min-height="1.765cm"/>
      <style:paragraph-properties style:writing-mode="lr-tb"/>
    </style:style>
    <style:style style:name="gr12" style:family="graphic" style:parent-style-name="standard">
      <style:graphic-properties draw:stroke="solid" draw:stroke-dash="Dot" svg:stroke-color="#2a6099" draw:fill="solid" draw:fill-color="#ffffff" fo:min-height="1.65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Bitmap_20_4" style:repeat="repeat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bitmap" draw:fill-image-name="Bitmap_20_3" style:repeat="repeat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b4780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4.8cm" svg:height="2.6cm" svg:x="9.9cm" svg:y="0.4cm">
          <text:p text:style-name="P1"><text:span text:style-name="T1">DYNDNS</text:span></text:p>
          <text:p text:style-name="P1"><text:span text:style-name="T2">COMPUTER</text:span></text:p>
          <text:p text:style-name="P1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8cm" svg:height="2.8cm" svg:x="5.1cm" svg:y="10.7cm">
          <text:p text:style-name="P1"><text:span text:style-name="T2">COMPUTER</text:span></text:p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cm" svg:height="2.8cm" svg:x="14.6cm" svg:y="10.4cm">
          <text:p text:style-name="P1"><text:span text:style-name="T2">COMPUTER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cm" svg:height="2.8cm" svg:x="20.4cm" svg:y="6.5cm">
          <text:p text:style-name="P1"><text:span text:style-name="T2">COMPUTER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cm" svg:height="2.2cm" svg:x="15.2cm" svg:y="6.8cm">
          <text:p text:style-name="P4"><text:span text:style-name="T2">ROU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7.6cm" svg:height="2.2cm" svg:x="8.5cm" svg:y="3.8cm">
          <text:p text:style-name="P1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7.6cm" svg:y1="10.7cm" svg:x2="7.6cm" svg:y2="9cm">
          <text:p/>
        </draw:line>
        <draw:line draw:style-name="gr6" draw:text-style-name="P5" draw:layer="layout" svg:x1="7.5cm" svg:y1="6.8cm" svg:x2="9.3cm" svg:y2="5.6cm">
          <text:p/>
        </draw:line>
        <draw:line draw:style-name="gr6" draw:text-style-name="P5" draw:layer="layout" svg:x1="16.3cm" svg:y1="6.8cm" svg:x2="15.1cm" svg:y2="5.6cm">
          <text:p/>
        </draw:line>
        <draw:custom-shape draw:style-name="gr4" draw:text-style-name="P4" draw:layer="layout" svg:width="3.6cm" svg:height="2.2cm" svg:x="15.201cm" svg:y="6.801cm">
          <text:p text:style-name="P4"><text:span text:style-name="T2">ROU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cm" svg:height="2.2cm" svg:x="5.8cm" svg:y="6.8cm">
          <text:p text:style-name="P4"><text:span text:style-name="T2">ROU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0.4cm" svg:y1="7.9cm" svg:x2="18.8cm" svg:y2="7.9cm">
          <text:p/>
        </draw:line>
        <draw:line draw:style-name="gr6" draw:text-style-name="P5" draw:layer="layout" svg:x1="17cm" svg:y1="10.4cm" svg:x2="17cm" svg:y2="9.001cm">
          <text:p/>
        </draw:line>
        <draw:line draw:style-name="gr6" draw:text-style-name="P5" draw:layer="layout" svg:x1="12.2cm" svg:y1="3.8cm" svg:x2="12.2cm" svg:y2="3cm">
          <text:p/>
        </draw:line>
        <draw:custom-shape draw:style-name="gr7" draw:text-style-name="P6" xml:id="id1" draw:id="id1" draw:layer="layout" svg:width="3.2cm" svg:height="2.2cm" svg:x="3.3cm" svg:y="12.9cm">
          <text:p text:style-name="P1"><text:span text:style-name="T1">DYNDNS</text:span></text:p>
          <text:p text:style-name="P1"><text:span text:style-name="T2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.3cm" svg:y1="14cm" svg:x2="5.8cm" svg:y2="7.9cm" draw:start-shape="id1" draw:start-glue-point="3" draw:end-shape="id2" draw:end-glue-point="3" svg:d="M3300 14000h-550v-6100h3050" svg:viewBox="0 0 3051 6101">
          <text:p/>
        </draw:connector>
        <draw:frame draw:style-name="gr9" draw:text-style-name="P7" draw:layer="layout" svg:width="5.121cm" svg:height="1.674cm" svg:x="0.379cm" svg:y="8.8cm">
          <draw:text-box>
            <text:p text:style-name="P1"><text:span text:style-name="T2">SEND ROUTER</text:span></text:p>
            <text:p text:style-name="P1"><text:span text:style-name="T2">IP ADDRESS</text:span></text:p>
          </draw:text-box>
        </draw:frame>
        <draw:connector draw:style-name="gr8" draw:text-style-name="P5" draw:layer="layout" svg:x1="5.8cm" svg:y1="7.9cm" svg:x2="8.5cm" svg:y2="4.9cm" draw:start-shape="id2" draw:start-glue-point="3" draw:end-shape="id3" draw:end-glue-point="6" svg:d="M5800 7900h-550v-3000h3250" svg:viewBox="0 0 3251 3001">
          <text:p/>
        </draw:connector>
        <draw:connector draw:style-name="gr8" draw:text-style-name="P5" draw:layer="layout" svg:x1="8.5cm" svg:y1="4.9cm" svg:x2="9.9cm" svg:y2="1.7cm" draw:start-shape="id3" draw:start-glue-point="6" draw:end-shape="id4" draw:end-glue-point="3" svg:d="M8500 4900h-550v-3200h1950" svg:viewBox="0 0 1951 3201">
          <text:p/>
        </draw:connector>
        <draw:frame draw:style-name="gr10" draw:text-style-name="P7" draw:layer="layout" svg:width="4.721cm" svg:height="1.474cm" svg:x="14.279cm" svg:y="1.926cm">
          <draw:text-box>
            <text:p text:style-name="P1"><text:span text:style-name="T3">PUBLIC STATIC</text:span></text:p>
            <text:p text:style-name="P1"><text:span text:style-name="T3">IP ADDRESS</text:span></text:p>
          </draw:text-box>
        </draw:frame>
        <draw:frame draw:style-name="gr11" draw:text-style-name="P7" draw:layer="layout" svg:width="3.7cm" svg:height="2.015cm" svg:x="8.8cm" svg:y="13cm">
          <draw:text-box>
            <text:p text:style-name="P1"><text:span text:style-name="T3">PUBLIC </text:span></text:p>
            <text:p text:style-name="P1"><text:span text:style-name="T3">NON-STATIC</text:span></text:p>
            <text:p text:style-name="P1"><text:span text:style-name="T3">IP ADDRESS</text:span></text:p>
          </draw:text-box>
        </draw:frame>
        <draw:frame draw:style-name="gr12" draw:text-style-name="P7" draw:layer="layout" svg:width="3.7cm" svg:height="2.015cm" svg:x="9.1cm" svg:y="8.285cm">
          <draw:text-box>
            <text:p text:style-name="P1"><text:span text:style-name="T3">PUBLIC </text:span></text:p>
            <text:p text:style-name="P1"><text:span text:style-name="T3">NON-STATIC</text:span></text:p>
            <text:p text:style-name="P1"><text:span text:style-name="T3">IP ADDR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70A5896FEE54FD0B.png" xlink:type="simple" xlink:show="embed" xlink:actuate="onLoad"/>
    <draw:fill-image draw:name="Bitmap_20_2" draw:display-name="Bitmap 2" xlink:href="Pictures/100000000000000800000008C437A071753B1686.png" xlink:type="simple" xlink:show="embed" xlink:actuate="onLoad"/>
    <draw:fill-image draw:name="Bitmap_20_3" draw:display-name="Bitmap 3" xlink:href="Pictures/1000000000000008000000084D449084800319E6.png" xlink:type="simple" xlink:show="embed" xlink:actuate="onLoad"/>
    <draw:fill-image draw:name="Bitmap_20_4" draw:display-name="Bitmap 4" xlink:href="Pictures/1000000000000008000000088986E8BEE9C2075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50938a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04T10:55:47.774956097</dc:date>
    <meta:editing-duration>PT58M36S</meta:editing-duration>
    <meta:editing-cycles>27</meta:editing-cycles>
    <meta:generator>LibreOffice/6.4.6.2$Linux_X86_64 LibreOffice_project/40$Build-2</meta:generator>
    <meta:document-statistic meta:object-count="45"/>
  </office:meta>
</office:document-meta>
</file>